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631in" style:use-optimal-column-width="false"/>
    </style:style>
    <style:style style:name="TableColumn3" style:family="table-column">
      <style:table-column-properties style:column-width="0.4861in" style:use-optimal-column-width="false"/>
    </style:style>
    <style:style style:name="TableColumn4" style:family="table-column">
      <style:table-column-properties style:column-width="0.5902in" style:use-optimal-column-width="false"/>
    </style:style>
    <style:style style:name="TableColumn5" style:family="table-column">
      <style:table-column-properties style:column-width="0.8562in" style:use-optimal-column-width="false"/>
    </style:style>
    <style:style style:name="TableColumn6" style:family="table-column">
      <style:table-column-properties style:column-width="0.868in" style:use-optimal-column-width="false"/>
    </style:style>
    <style:style style:name="TableColumn7" style:family="table-column">
      <style:table-column-properties style:column-width="0.5555in" style:use-optimal-column-width="false"/>
    </style:style>
    <style:style style:name="TableColumn8" style:family="table-column">
      <style:table-column-properties style:column-width="1.2152in" style:use-optimal-column-width="false"/>
    </style:style>
    <style:style style:name="TableColumn9" style:family="table-column">
      <style:table-column-properties style:column-width="0.5208in" style:use-optimal-column-width="false"/>
    </style:style>
    <style:style style:name="TableColumn10" style:family="table-column">
      <style:table-column-properties style:column-width="1.0187in" style:use-optimal-column-width="false"/>
    </style:style>
    <style:style style:name="TableColumn11" style:family="table-column">
      <style:table-column-properties style:column-width="2.2104in" style:use-optimal-column-width="false"/>
    </style:style>
    <style:style style:name="TableColumn12" style:family="table-column">
      <style:table-column-properties style:column-width="1.3333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break-before="page"/>
      <style:text-properties style:font-name="Consolas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onsolas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onsolas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onsolas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onsolas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onsolas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onsolas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onsolas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onsolas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onsolas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onsola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onsola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Consolas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onsolas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onsolas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onsolas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onsolas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onsolas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onsola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onsolas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onsolas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nsola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onsola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onsolas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nsolas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nsolas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onsolas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onsolas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Consola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onsolas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Consolas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onsolas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onsola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onsolas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onsola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Consolas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nsolas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onsolas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onsolas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onsolas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onsolas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onsola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onsolas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onsola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onsola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onsolas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onsolas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onsolas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onsolas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nsolas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onsola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onsolas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onsolas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onsolas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Consola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Consolas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onsolas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onsolas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onsolas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onsolas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onsolas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onsolas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onsola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nsolas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onsolas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onsola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Consolas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onsolas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onsolas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onsolas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onsolas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nsolas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onsolas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onsolas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Consolas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onsolas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onsola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Consola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Consolas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onsolas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Consolas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Consolas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Consolas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onsolas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onsolas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nsolas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nsolas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nsola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nsola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nsola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nsola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nsolas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onsola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Consola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Consolas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onsola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onsola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Consolas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Consola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Consola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Consolas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onsolas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onsolas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onsolas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onsolas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onsolas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Consolas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Consolas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onsolas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Consola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onsola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Consolas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Consolas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Consolas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Consolas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Consolas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Consolas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Consolas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onsolas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Consolas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onsola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Consolas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Consolas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Consola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onsola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onsola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onsola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onsola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Consola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onsola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onsolas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onsolas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Consolas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Consolas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onsolas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onsolas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onsolas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onsolas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onsolas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nsolas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nsolas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nsolas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nsolas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onsola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onsola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Consolas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nsolas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nsolas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Consolas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Consolas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Consolas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nsolas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onsolas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Consola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Consola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Consola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Consola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onsola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Consola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Consola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Consola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Consola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Consola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Consolas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Consolas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onsolas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Consolas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Consolas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Consolas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onsola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onsola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onsola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onsolas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onsola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onsolas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onsolas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Consolas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Consolas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Consolas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Consolas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onsolas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Consolas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onsolas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Consolas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Consolas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Consolas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Consolas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Consolas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Consola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Consola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Consola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Consola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Consola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Consola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Consolas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Consolas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Consolas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Consolas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Consolas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Consolas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Consolas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Consolas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Consolas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Consola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Consolas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Consolas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Consolas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Consolas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Consolas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Consolas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Consolas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Consolas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Consolas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Consolas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Consolas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Consolas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Consolas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Consolas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Consolas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Consola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Consola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Consolas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Consola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Consola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Consola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Consola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Consola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Consolas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Consolas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Consolas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Consolas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Consolas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Consolas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Consolas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Consolas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Consolas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Consolas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Consolas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Consolas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Consolas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Consolas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Consolas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onsolas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Consola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Consolas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Consolas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Consolas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Consolas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Consolas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Consolas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Consolas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Consolas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Consolas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Consolas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Consolas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Consolas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Consola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Consola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Consola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Consolas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Consolas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Consolas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Consolas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Consolas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Consolas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Consolas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Consolas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Consolas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Consolas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Consolas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Consolas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Consolas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Consolas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Consolas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Consolas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Consolas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Consolas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Consolas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Consolas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Consolas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Consolas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Consolas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Consolas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Consola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Auf-ruf</text:p>
          </table:table-cell>
          <table:table-cell table:style-name="TableCell16">
            <text:p text:style-name="P17">Zei-le</text:p>
          </table:table-cell>
          <table:table-cell table:style-name="TableCell18">
            <text:p text:style-name="P19">stat. Typ</text:p>
          </table:table-cell>
          <table:table-cell table:style-name="TableCell20">
            <text:p text:style-name="P21">kompati-ble<text:s/>Methoden</text:p>
          </table:table-cell>
          <table:table-cell table:style-name="TableCell22">
            <text:p text:style-name="P23">statisch gewählte Methode</text:p>
          </table:table-cell>
          <table:table-cell table:style-name="TableCell24">
            <text:p text:style-name="P25">Si-gna-tur</text:p>
          </table:table-cell>
          <table:table-cell table:style-name="TableCell26">
            <text:p text:style-name="P27">Begründung</text:p>
          </table:table-cell>
          <table:table-cell table:style-name="TableCell28">
            <text:p text:style-name="P29">dyn. Typ</text:p>
          </table:table-cell>
          <table:table-cell table:style-name="TableCell30">
            <text:p text:style-name="P31">zur Lauf-zeit aus-geführt</text:p>
          </table:table-cell>
          <table:table-cell table:style-name="TableCell32">
            <text:p text:style-name="P33">Begründung</text:p>
          </table:table-cell>
          <table:table-cell table:style-name="TableCell34">
            <text:p text:style-name="P35">Ausgabe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 table:number-columns-spanned="3">
            <text:p text:style-name="P422"/>
          </table:table-cell>
          <table:covered-table-cell/>
          <table:covered-table-cell/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68quw</dc:creator>
    <meta:creation-date>2019-12-01T12:57:00Z</meta:creation-date>
    <dc:date>2019-12-06T14:38:00Z</dc:date>
    <meta:template xlink:href="Normal.dotm" xlink:type="simple"/>
    <meta:editing-cycles>5</meta:editing-cycles>
    <meta:editing-duration>PT0S</meta:editing-duration>
    <meta:document-statistic meta:page-count="2" meta:paragraph-count="1" meta:word-count="61" meta:character-count="447" meta:row-count="3" meta:non-whitespace-character-count="387"/>
  </office:meta>
</office:document-meta>
</file>